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da16" officeooo:paragraph-rsid="0014da16"/>
    </style:style>
    <style:style style:name="P2" style:family="paragraph" style:parent-style-name="Standard" style:list-style-name="L1">
      <style:text-properties officeooo:rsid="00180772" officeooo:paragraph-rsid="00180772"/>
    </style:style>
    <style:style style:name="P3" style:family="paragraph" style:parent-style-name="Standard" style:list-style-name="L1">
      <style:text-properties officeooo:rsid="00196de7" officeooo:paragraph-rsid="00196de7"/>
    </style:style>
    <style:style style:name="P4" style:family="paragraph" style:parent-style-name="Standard" style:list-style-name="L1">
      <style:text-properties officeooo:rsid="001a2a33" officeooo:paragraph-rsid="001a2a33"/>
    </style:style>
    <style:style style:name="P5" style:family="paragraph" style:parent-style-name="Standard" style:list-style-name="L1">
      <style:text-properties officeooo:rsid="001f9dea" officeooo:paragraph-rsid="001f9dea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dedc3" officeooo:paragraph-rsid="001dedc3" style:font-weight-asian="bold" style:font-weight-complex="bold"/>
    </style:style>
    <style:style style:name="P7" style:family="paragraph" style:parent-style-name="Standard" style:list-style-name="L1">
      <style:text-properties officeooo:rsid="0025af6b" officeooo:paragraph-rsid="0025af6b"/>
    </style:style>
    <style:style style:name="T1" style:family="text">
      <style:text-properties officeooo:rsid="00180772"/>
    </style:style>
    <style:style style:name="T2" style:family="text">
      <style:text-properties officeooo:rsid="002173bf"/>
    </style:style>
    <style:style style:name="T3" style:family="text">
      <style:text-properties officeooo:rsid="00267059"/>
    </style:style>
    <style:style style:name="T4" style:family="text">
      <style:text-properties officeooo:rsid="0027f685"/>
    </style:style>
    <style:style style:name="T5" style:family="text">
      <style:text-properties officeooo:rsid="00294d0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Curso: Introdução a Sistemas Multiagentes Robóticos e Embar<text:span text:style-name="T2">cados</text:span></text:p>
      <text:p text:style-name="Standard"/>
      <text:list text:style-name="L1">
        <text:list-item>
          <text:p text:style-name="P1">Introdução a Sistemas Multiagentes <text:span text:style-name="T1">(SMA)</text:span></text:p>
          <text:list>
            <text:list-item>
              <text:p text:style-name="P2">A abordagem de agentes </text:p>
            </text:list-item>
            <text:list-item>
              <text:p text:style-name="P1">O modelo Belief-Desire-Intention (BDI)</text:p>
            </text:list-item>
            <text:list-item>
              <text:p text:style-name="P3">A ferramenta de desenvolvimento: ChonIDE</text:p>
            </text:list-item>
            <text:list-item>
              <text:p text:style-name="P2">O framework de desenvolvimento de SMAs Jason</text:p>
              <text:list>
                <text:list-item>
                  <text:p text:style-name="P4">Crenças</text:p>
                </text:list-item>
                <text:list-item>
                  <text:p text:style-name="P4">Objetivos e Planos</text:p>
                </text:list-item>
                <text:list-item>
                  <text:p text:style-name="P4">Ações internas</text:p>
                </text:list-item>
                <text:list-item>
                  <text:p text:style-name="P5">Exercício<text:span text:style-name="T5">s</text:span></text:p>
                </text:list-item>
              </text:list>
            </text:list-item>
          </text:list>
        </text:list-item>
        <text:list-item>
          <text:p text:style-name="P1">Sistemas Multiagentes Robóticos e Embarcados</text:p>
          <text:list>
            <text:list-item>
              <text:p text:style-name="P1">O agente ARGO</text:p>
            </text:list-item>
            <text:list-item>
              <text:p text:style-name="P1">Simulação</text:p>
              <text:list>
                <text:list-item>
                  <text:p text:style-name="P7">Arquitetura de integração com simuladores</text:p>
                </text:list-item>
                <text:list-item>
                  <text:p text:style-name="P7">O simulador WeBots</text:p>
                </text:list-item>
                <text:list-item>
                  <text:p text:style-name="P7">Exercício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2:30:20.777307488</meta:creation-date>
    <dc:date>2025-09-12T15:27:32.024672217</dc:date>
    <meta:editing-duration>PT2H57M7S</meta:editing-duration>
    <meta:editing-cycles>13</meta:editing-cycles>
    <meta:generator>LibreOffice/24.2.7.2$Linux_X86_64 LibreOffice_project/420$Build-2</meta:generator>
    <meta:print-date>2025-09-12T15:27:51.344949509</meta:print-date>
    <meta:printed-by>Arquivos PDF</meta:printed-by>
    <meta:document-statistic meta:table-count="0" meta:image-count="0" meta:object-count="0" meta:page-count="1" meta:paragraph-count="16" meta:word-count="73" meta:character-count="488" meta:non-whitespace-character-count="445"/>
  </office:meta>
</office:document-meta>
</file>